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Verdana" fo:font-size="12pt" style:font-size-asian="12pt" style:font-size-complex="12pt"/>
    </style:style>
    <style:style style:name="P2" style:family="paragraph" style:parent-style-name="Text_20_body" style:list-style-name="L1">
      <style:text-properties style:font-name="Verdana" fo:font-size="12pt" style:font-size-asian="12pt" style:font-size-complex="12pt"/>
    </style:style>
    <style:style style:name="P3" style:family="paragraph" style:parent-style-name="Text_20_body" style:list-style-name="L2">
      <style:text-properties style:font-name="Verdana" fo:font-size="12pt" style:font-size-asian="12pt" style:font-size-complex="12pt"/>
    </style:style>
    <style:style style:name="P4" style:family="paragraph" style:parent-style-name="Text_20_body" style:list-style-name="L3">
      <style:text-properties style:font-name="Verdana" fo:font-size="12pt" style:font-size-asian="12pt" style:font-size-complex="12pt"/>
    </style:style>
    <style:style style:name="P5" style:family="paragraph" style:parent-style-name="Text_20_body" style:list-style-name="L4">
      <style:text-properties style:font-name="Verdana" fo:font-size="12pt" style:font-size-asian="12pt" style:font-size-complex="12pt"/>
    </style:style>
    <style:style style:name="P6" style:family="paragraph" style:parent-style-name="Text_20_body" style:list-style-name="L5">
      <style:text-properties style:font-name="Verdana" fo:font-size="12pt" style:font-size-asian="12pt" style:font-size-complex="12pt"/>
    </style:style>
    <style:style style:name="P7" style:family="paragraph" style:parent-style-name="Text_20_body" style:list-style-name="L6">
      <style:text-properties style:font-name="Verdana" fo:font-size="12pt" style:font-size-asian="12pt" style:font-size-complex="12pt"/>
    </style:style>
    <style:style style:name="P8" style:family="paragraph" style:parent-style-name="Text_20_body">
      <style:paragraph-properties fo:margin-top="0cm" fo:margin-bottom="0cm"/>
      <style:text-properties style:font-name="Verdana" fo:font-size="12pt" style:font-size-asian="12pt" style:font-size-complex="12pt"/>
    </style:style>
    <style:style style:name="P9" style:family="paragraph" style:parent-style-name="Text_20_body" style:list-style-name="L1">
      <style:paragraph-properties fo:margin-top="0cm" fo:margin-bottom="0cm"/>
      <style:text-properties style:font-name="Verdana" fo:font-size="12pt" style:font-size-asian="12pt" style:font-size-complex="12pt"/>
    </style:style>
    <style:style style:name="P10" style:family="paragraph" style:parent-style-name="Text_20_body" style:list-style-name="L5">
      <style:paragraph-properties fo:margin-top="0cm" fo:margin-bottom="0cm"/>
      <style:text-properties style:font-name="Verdana" fo:font-size="12pt" style:font-size-asian="12pt" style:font-size-complex="12pt"/>
    </style:style>
    <style:style style:name="P11" style:family="paragraph" style:parent-style-name="Text_20_body" style:list-style-name="L7">
      <style:paragraph-properties fo:margin-top="0cm" fo:margin-bottom="0cm"/>
      <style:text-properties style:font-name="Verdana" fo:font-size="12pt" style:font-size-asian="12pt" style:font-size-complex="12pt"/>
    </style:style>
    <style:style style:name="P12" style:family="paragraph" style:parent-style-name="Text_20_body" style:list-style-name="L8">
      <style:paragraph-properties fo:margin-top="0cm" fo:margin-bottom="0cm"/>
      <style:text-properties style:font-name="Verdana" fo:font-size="12pt" style:font-size-asian="12pt" style:font-size-complex="12pt"/>
    </style:style>
    <style:style style:name="P13" style:family="paragraph" style:parent-style-name="Standard">
      <style:text-properties style:font-name="Verdana" fo:font-size="12pt" style:font-size-asian="12pt" style:font-size-complex="12pt"/>
    </style:style>
    <style:style style:name="P14" style:family="paragraph" style:parent-style-name="Standard">
      <style:paragraph-properties fo:margin-top="0cm" fo:margin-bottom="0.499cm"/>
      <style:text-properties style:font-name="Verdana" fo:font-size="12pt" style:font-size-asian="12pt" style:font-size-complex="12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Ville  continentale : Amadar-Xia</text:p>
      <text:p text:style-name="P14">Quartiers mitoyens : </text:p>
      <text:list xml:id="list2267078041773637606" text:style-name="L1">
        <text:list-item>
          <text:p text:style-name="P9">Seashulla (quartier d'affaires - immeubles de mégacorpos) </text:p>
        </text:list-item>
        <text:list-item>
          <text:p text:style-name="P9">Mebee-Loban (quartier commercial pauvre)</text:p>
        </text:list-item>
        <text:list-item>
          <text:p text:style-name="P9">Les monts d'Ardoise (quartier résidentiel middle-class)</text:p>
        </text:list-item>
        <text:list-item>
          <text:p text:style-name="P2">Les Serraciers ( taudis - ruines - terrains vagues - anciennes usines automatisées -  décharges - casses - bidonvilles - quartier dévasté)</text:p>
        </text:list-item>
      </text:list>
      <text:p text:style-name="P8">Vous êtes le détective-archiviste augmenté Emerett Jawbooth membre de l'escouade pacificatrice Scarlet-Dusk </text:p>
      <text:p text:style-name="P8">escouade rattachée à la corporation HoonGyü - spécialisée en augmentations et cybernétique</text:p>
      <text:p text:style-name="P8"/>
      <text:p text:style-name="P8">Vous avez été affecté à l'affaire Selznick ce matin à 4h40 dès la découverte d'un corps. Vous êtes dépéché en tant que facilitateur par HoonGyü.</text:p>
      <text:p text:style-name="P8"/>
      <text:p text:style-name="P8">A 4h28 du matin, lundi 24 octobre, le cadavre écrasé de Maximilian Selznick (51 ans – chargé de mission pour l'agence de notation Miyuko) a été découvert dans une flaque de sang sur l'Avenue du Général Hawkarth au niveau de l'arch-immeuble Kapta dans le quartier Mebee-Lohan. D'après les premières analyses sur place des drones-greffiers la mort semble due à un objet métallique profondément enfoncé dans sa gorge par le devant du cou, probablement lors d'une bagarre ainsi qu'à de nombreuses fractures dues à une chute. De l'alcool avait été versé dans sa bouche post-mortem probablement pour simuler un état d'ébriété mais un examen sanguin préalable démontre qu'il n'aurait pas réellement bu au préalable. Il n'était pas augmenté. Une autopsie complète serait disponible en début d'après-midi et apporterait nombre de détails supplémentaires.</text:p>
      <text:p text:style-name="P8">Les témoins présents sur place (quatre passants ce qui est une chance compte tenu de l'heure) confirment avoir vu l'homme chuter depuis une passerelle située dix mètres au dessus de la rue et s'écraser sur le sol. Aucun d'entre eux n'a vu d'autre individu sur la passerelle ni rien d'intéressant. Les témoignages sont tous concordants. Les témoins ont été autorisés à rentrer chez eux ou vacquer à leurs occupations.</text:p>
      <text:p text:style-name="P8">Témoins : Tahalita Mechona (32 ans); Agon Zlavoks (26 ans); Neridin Pavel (51 ans) et Antonia Anestaad (39 ans).</text:p>
      <text:p text:style-name="P8">Objets retrouvés sur le lieu du crime et sur la victime : téléphone portable brisé (analyse prête dans l'après-midi), montre en or électronique, un sachet de 10 grammes de cocaïne entamé dont il ne reste que 5g, un briquet en or (mais ni paquet ni étui de cigarettes), un portefeuille, un jeu de clés, un étui à lunettes rigide contenant des lunettes de lecture (faible correction).</text:p>
      <text:p text:style-name="P8"/>
      <text:p text:style-name="P8">Dans la ruelle mitoyenne se trouve un bar plutôt malfamé appartenant au dénommé Erik Mikkelson.</text:p>
      <text:p text:style-name="P8">Un serveur se souvient avoir servi la victime et une femme entre 23h et 3h20 approximativement.</text:p>
      <text:p text:style-name="P8">Le serveur s'appelle Antonin Sebrezo et était en poste entre 21h et 5h (il a pris une pause entre minuit et une heure).</text:p>
      <text:p text:style-name="P8">Il est formel quant au fait que la victime n'a bu que du soda alors que la <text:soft-page-break/>femme buvait des cocktails que Selznick payait.</text:p>
      <text:p text:style-name="P8">Voici la description qu'il a donné de la femme en question : Cheveux long noirs, bouclés, yeux gris-verts, robe fourreau rouge, talons hauts, bien maquillée, french manucure couleur gris-vert, chaînette de platine au cou, jolis bracelets en bois clair, une seule bague en or blanc, boucles d'oreille pendantes en grenat, micro sac à mains en simili cuir brun foncé. Visiblement issue d'une classe aisée et éduquée mais ayant mauvais genre d'après lui. Elle tenait des propos provocateurs et riait un peu trop sans toutefois déranger les autres clients. Il supposait qu'elle était peut être droguée. Elle est sortie plusieurs fois sur le trottoir pour téléphoner. Monsieur Sebrezo ne se souvient pas que leur conversation ait eu un intérêt particulier "de la drague très banale", il ne se rappelle pas avoir entendu de détails sur qui ils disaient être. D'après son expertise, "ces deux là s'étaient rencontrés moins de deux heures auparavant car ils se posaient des question de premier rendez-vous". Ils n'ont pas parlé avec les autres clients du café sauf une seule fois pour demander du feu à la table voisine (à M. Beijing Lee)</text:p>
      <text:p text:style-name="P8">les personnes présentes dans le bar entre et minuit et 4h :</text:p>
      <text:p text:style-name="P8">Les clients que l'on peut identifier et retrouver : Monsieur Hector Chnawer (48 ans), M. Sadjik Taffel (26 ans), Mlle Eridian Spananza (27 ans accompagnait M. Taffel), M. Beijing Lee (37 ans), M. Ulysses Balevich (67 ans), M. Saran Chekann (34 ans), Mlle Millie Crestois (24 ans), Mlle Tamin Salla (24 ans accompagnait Mlle Crestois), le deuxième serveur M Bohn Tanzman,</text:p>
      <text:p text:style-name="P8">trois autres clients venus séparément et inidentifiables (sauf caméras de la rue) : M. Joÿck Peldenn, Mme Amanda Garbarius, M. Tom Pakkerd</text:p>
      <text:p text:style-name="P8">Le bar dispose de caméras mais un bug empêche tout enregistrement des images sur le disque dur.</text:p>
      <text:p text:style-name="P8"/>
      <text:p text:style-name="P1">Témognage de M. Bejing Lee (si vous dépensez le point d'enquête)</text:p>
      <text:list xml:id="list9195057847709915724" text:style-name="L2">
        <text:list-item>
          <text:p text:style-name="P3">"Non, effectivement, je ne leur ai pas parlé car je ne parle que ma langue et je comprends mal l'anglais. en plus je ne m'intéressais pas à eux. J'avais mes propres problèmes qui me préoccupaient ce soir là (mon collègue avait décroché la promotion qui aurait du me revenir). A un seul moment elle s'est retournée vers moi pour me demander du feu car elle n'avait plus d'allumettes. Après ça, le serveur lui en a rapporté une boite. Ce dont je me souviens c'est que malgré sa timidité, lui insistait un peu lourdement pour qu'elle fume moins, ça, je l'ai compris facilement. Ils n'avaient pas l'air de se connaitre depuis longtemps et elle ne donnait pas l'impression d'abuser sur la cigarette donc je me suis demandé ce que ça pouvait lui faire. il n'avait peut être pas envie de devoir embrasser une fumeuse s'il ne l'était pas lui même ? Je ne sais pas."</text:p>
        </text:list-item>
      </text:list>
      <text:p text:style-name="P8"/>
      <text:p text:style-name="P1">Témoignages des autres clients du café (un point d'enquête chacun) excepté Saran Chekann et Joÿck Peldenn</text:p>
      <text:list xml:id="list7631303804898634390" text:style-name="L3">
        <text:list-item>
          <text:p text:style-name="P4">J'étais dans le bar entre [heure] et [heure]. Oui, je les ai vaguement vus, ils étaient à une table proche de la vitrine. Elle était volubile et expansive, lui, non. Je ne leur ai pas parlé et je n'ai rien entendu de ce qu'ils se disaient. En revanche je me rappelle d'un type à l'air louche qui est resté assis sur un tabouret de bar au fond de la salle tout le temps <text:soft-page-break/>que j'étais là. De temps en temps il sortait dix minutes puis revenait se mettre au même endroit. Un augmenté qui donnait une impression de malhonnêteté.</text:p>
        </text:list-item>
      </text:list>
      <text:p text:style-name="P8"/>
      <text:p text:style-name="P1">Témoignage de Joÿck Peldenn (trouvable uniquement par les caméras de surveillance de la rue)</text:p>
      <text:list xml:id="list8794348892084499739" text:style-name="L4">
        <text:list-item>
          <text:p text:style-name="P5">"Je suis venu voir mon copain Chekann, j'avais un truc à lui donner. Je suis rentré et ressorti. Comment vous m'avez retrouvé ? Il m'avait assuré que les caméras n'enregistraient pas." La présence de plusieurs pipes à eaux sur un bureau, les tics nerveux et les yeux injectés de sang de l'homme révèlent une consommation de drogue régulière et intensive (et certainement de mauvaise qualité). Son appartement est dans un désordre repoussant et dépourvu de télévision alors qu'un support est encore fixé au mur. sur le sol une pile d'ordinateurs portables d'occasion attire le regard.</text:p>
        </text:list-item>
      </text:list>
      <text:p text:style-name="P8"/>
      <text:p text:style-name="P1">Témoignage de M. Saran Chekann</text:p>
      <text:list xml:id="list4082470350375259826" text:style-name="L5">
        <text:list-item>
          <text:p text:style-name="P10">(premier point d'enquête) : "Je vois pas où est le problème. J'aime pas rester seul chez moi donc je passe mes soirées dans ce bar. J'ai rien à dire de plus. Je les ai vu vos deux zigotos. Il se papouillaient comme des puceaux, elle ne le regardait même pas alors qu'il la dévorait du regard et lui payait verre sur verre. C'était pathétique si vous voulez mon avis. Je sais rien de plus."</text:p>
        </text:list-item>
        <text:list-item>
          <text:p text:style-name="P10">(second point d'enquête) : "Bon ok, il m'arrive peut être de dépanner quelques connaissances. vu que tout le monde sait où me trouver on me demande souvent des services. Disons que si j'entend parler de trucs à vendre, des trucs tombés du camion si vous voyez ce que je veux dire, ben je préviens ceux que ça intéresse. Ça s'arrête là. Ok, vous voulez des détails ? Il ne commandait que du soda pour lui même et essayait de la convaincre de faire pareil mais elle, elle avait envie d'alcool alors il lui en commandait et dès qu'elle sortait, il lui sifflait ses verres. Pourtant il n'avait pas l'air de manquer d'argent. On aurait dit qu'il voulait éviter qu'elle soit trop bourrée. C'était assez curieux.</text:p>
        </text:list-item>
        <text:list-item>
          <text:p text:style-name="P6">(troisième point d'enquête) : "Ouais. J'ai pas eu le choix les mecs. Je vends de la came depuis l'âge de 15 ans pour payer les études de ma petite sœur que j'ai élevé seul. Tout ce que vous voulez, je peux l'avoir, du gramme de teuteu au coup de chlass dans le pneu de votre boss, de l'équipement au marché noir en passant par de la compagnie pour les longues soirées d'hiver. Mais je vous jure que votre type ne m'intéressait pas. Je l'aurais fait buter pour dix dollars mais personne m'a rien commandé sur ce coup, sincèrement. Votre type, à un moment, il a carrément glissé une liasse de billets en loucedé dans le sac à mains de la fille pendant qu'elle était sortie, il avait l'air super respectueux vis à vis d'elle. En fait il la draguait pas, on aurait dit qu'il l'écoutait pour écrire un bouquin sur elle mais elle, elle calculait rien, elle faisait des manières. elle n'avait pas compris qu'il n'en voulait pas à son cul, elle jouait les séductrices, lui il cherchait à la comprendre, ça avait carrément l'air vital."</text:p>
        </text:list-item>
      </text:list>
      <text:p text:style-name="P8"><text:soft-page-break/></text:p>
      <text:p text:style-name="P8">Les caméras de la rue (un point d'enquête) révèlent : Présence des client non-identifiés : Joÿck Peldenn, Mme Amanda Garbarius, M. Tom Pakkerd</text:p>
      <text:p text:style-name="P8">Monsieur Selznick est entré dans le bar à 22h49</text:p>
      <text:p text:style-name="P8">La jeune femme décrite a été déposée devant le bar par un autocab à 23h11, elle est entrée immédiatement et l'autocab est reparti (compagnie Pick&amp;Drop véhicule n°441-7803).</text:p>
      <text:p text:style-name="P8">Les caméras de la rue révèlent (second point d'enquête si vous n'aviez pas pensé à rembobiner 2h plus tôt) que Monsieur Selznick est tout simplement retourné s'asseoir dans sa voiture au quatrième étage d'un parking aérien, où il a mis ses lunettes et passé son temps à regarder des photos et à lire un dossier, l'air triste.</text:p>
      <text:p text:style-name="P8"/>
      <text:p text:style-name="P8"/>
      <text:p text:style-name="P1">Témoignage du deuxième serveur M Bohn Tanzman, (un point d'enquête car il était rentré dormir chez sa copine et avait coupé son téléphone pour ne pas être dérangé ou rappelé au boulot)</text:p>
      <text:list xml:id="list7086147310109650250" text:style-name="L6">
        <text:list-item>
          <text:p text:style-name="P7">En fait, j'avais déjà vu ce type plus tôt en début de soirée. Antonin, l'autre serveur, n'était pas encore arrivé. Le type est resté deux heures à boire du soda comme s'il attendait quelqu'un mais personne n'est venu. Il téléphonait mais raccrochait sans laisser de message et puis à un moment la personne a décroché, s'est excusée je crois, et lui a donné rendez vous plus tard dans la soirée. Alors il est sorti du bar (vers 20h40) et n'est revenu que deux ou trois heures plus tard. Je crois bien que c'est tout ce dont je me souviens. Ou si, il avait fini son paquet de cigarettes et m'a demandé si on en avait. On n'en vend pas alors j'allais lui indiquer un tabac mais il m'a dit qu'il venait de décider d'arrêter."</text:p>
        </text:list-item>
      </text:list>
      <text:p text:style-name="P8"/>
      <text:p text:style-name="P8"/>
      <text:p text:style-name="P8">La compagnie Pick&amp;Drop révèle (un point d'enquête) :</text:p>
      <text:p text:style-name="P8">la jeune femme a été embarquée au 331 Grey-Pyramid Avenue à 22h56.</text:p>
      <text:p text:style-name="P8"/>
      <text:p text:style-name="P8">La conciergerie du 331 Grey Pyramid Avenue (un point d'enquête) reconnait sans peine la jeune femme, résidente de l'immeuble. Elle s'appelle Aurélie Beaucannet.</text:p>
      <text:p text:style-name="P8"/>
      <text:p text:style-name="P8">Témoignage d'Aurélie Beaucannet (21 ans)</text:p>
      <text:p text:style-name="P8">Elle paraît horriblement surprise d'apprendre la mort de l'homme avec qui elle a passé la soirée. Il lui faut quelques minutes pour reprendre ses esprits pendant lesquelles elle marche en rond dans son appartement en fumant cigarette sur cigarette,</text:p>
      <text:list xml:id="list1484228476226113543" text:style-name="L7">
        <text:list-item>
          <text:p text:style-name="P11">Mon dieu, je venais juste de le rencontrer, c'était un homme très généreux, d'ailleurs il m'avait donné... il m'avait payé des verres toute la soirée. Je l'avais rencontré juste avant-hier dans le petit restaurant où je mange le midi. Il était venu s'asseoir à la table juste à côté de moi et il plaisantait avec nous (je déjeunais avec ma collègue). Je lui avais dit que j'aimais la mode mais que je ne pouvais pas aller voir les défilés. Il m'a dit qu'il m'aurait un passe pour tous les défilés du mois, j'ai demandé à voir, je pensais qu'il plaisantait mais le soir même, il me l' apporté et j'ai <text:soft-page-break/>vérifié hier, c'est un vrai, ça coûte un bras ces machins là. Il m'a demandé de prendre un verre avec moi juste pour me connaître en tout bien tout honneur, j'ai dit oui mais finalement seule je ne voulais plus y aller, et puis j'ai rechangé d'avis je suis venue, il ne paraissait pas dangereux. Toute la soirée il m'a posé des questions sur ma vie, mon travail, ce que j'aimais, mes problèmes financiers. Je lui ai même parlé de mon copain et il n'a pas eu l'air jaloux. Nous sommes sortis fumer une cigarette en marchant le long du canal puis il m'a appelé un Pick&amp;Drop et il m'a laissé rentrer chez moi seule. Et aujourd'hui vous m'apprenez qu'il est mort quelques minutes après. Quelle horreur. Je me demande quel genre d'hommes il était. Je vais appeler le bureau, je dois prendre une journée de congé pour me remettre.</text:p>
        </text:list-item>
      </text:list>
      <text:p text:style-name="P8"/>
      <text:p text:style-name="P8"/>
      <text:p text:style-name="P8">Ce que révèle la voiture de M. Selznick</text:p>
      <text:p text:style-name="P8">Elle est propre et entretenue. La boîte à gants contient un dossier estampillé confidentiel dans une chemise cartonnée à rabats de couleur jaune sur laquelle est inscrit un logo GenTrackers P.I. Detect&amp;Protect.</text:p>
      <text:p text:style-name="P8"/>
      <text:p text:style-name="P8">Ce que révèle le dossier GenTrackers P.I. Detect&amp;Protect </text:p>
      <text:p text:style-name="P8">Le dossier porte sur Mlle Aurélie Beaucannet</text:p>
      <text:p text:style-name="P8">Il comprend de nombreuses photos de la jeune femme prises dans la rue sans qu'elle le sache dont certaines où elle se trouve en compagnie de personnes de son entourage dont le nom et l'adresse sont reportés derrière au stylo, amis, collègues et notamment son petit ami. Terry Alswen.</text:p>
      <text:p text:style-name="P8">Trois photos différentes des autres montrent deux femmes se rencontrant à l'entrée d'une maison bourgeoise. Derrière l'une des photos sont indiqués les noms de Joanie Beaucannet et Alexandra Selznick chez les Selznick le 5.</text:p>
      <text:p text:style-name="P8">Les goûts d'Aurélie sont très détaillés (dessert préféré, musique, style de films, lieux et activités de divertissement favoris où reviennent notamment des magasins de vêtements chers). Ses études également.</text:p>
      <text:p text:style-name="P8">Un récapitulatif la représente comme fille de Joanie Beaucannet (située par son adresse) et de Matt Ravenloff (même adresse) mais il est clair que ces deux personnes se sont connues 5 ans après qu'Aurélie soit née.</text:p>
      <text:p text:style-name="P8">Des emplois du temps usuels non seulement d'Aurélie mais de ses connaissances (sauf sa mère Alexandra Selznick) figurent également au dossier.</text:p>
      <text:p text:style-name="P8">Le détective portant la charge de l'enquête est le P.I. Hickey Sommerfield,</text:p>
      <text:p text:style-name="P8"/>
      <text:p text:style-name="P8"/>
      <text:p text:style-name="P8">Révélations <text:s/>P.I. Hickey Sommerfield</text:p>
      <text:p text:style-name="P8">Il a été chargé d'enquêter sur l'enfant supposé d'une ex compagne de M. Selznick, Joannie Beaucannet dont il soupçonne être le père et qui s'est révélé être Aurélie Beaucannet. </text:p>
      <text:p text:style-name="P8">Sommerfield conserve néanmoins de sérieux doutes quant à la filiation d'Aurélie vis à vis de Maximilian Selznick car il soupçonne que la mère, Joannie espérait récupérer de l'argent en faisant valoir cette filiation. Selznick lui a dit que Joanie s'était présentée chez lui le 5 de ce mois alors qu'il était absent manifestement pour lui apprendre la nouvelle. C'est Mme Alexandra Selznick <text:soft-page-break/>qui lui a ouvert a porte, Joannie ne s'est pas démontée et lui a expliqué la situation. Le 7 sans même avoir téléphoné à son ex compagne, Selznick engageait Sommerfield pour enquêter sur la jeune femme. Sommerfield doit maintenant présenter la facture à Mme Selznick.</text:p>
      <text:p text:style-name="P8"/>
      <text:p text:style-name="P8">Révélations de Terry Alswen</text:p>
      <text:p text:style-name="P8">Terry, jeune garçon bien comme il faut, plutôt sportif, jouissant d'un emploi de stagiaire dans un cabinet d'avocat et plutôt gentil mais pas spécialement intelligent ne connaît pratiquement aucun détail sur l'affaire.</text:p>
      <text:p text:style-name="P8">Néanmoins, si vous lui présentez la photo de Selznick, il se rappellera avoir été abordé par lui le jeudi 20 dans l'après midi alors qu'il faisait son footing dans un parc. L'homme lui a offert une boisson énergisante et a parlé avec lui quelques minutes mais il ne se souvient pas de quoi.</text:p>
      <text:p text:style-name="P8"/>
      <text:p text:style-name="P8"/>
      <text:p text:style-name="P8">Révélations Joannie Beaucannet</text:p>
      <text:p text:style-name="P8">(1pt) Joannie s'inquiète pour sa fille mais se rassure assez vite. Elle explique qu'elle a été contactée par téléphone par Alexandra Selznick qui souhaitait la rencontrer. Mme Selznick s'est montrée aimable et un peu préoccupée par une histoire d'héritage. «Elle m'a dit que le père de Maximilian était mort en juin et que des documents trouvés dans sa succession faisaient état de sa conviction comme quoi Aurélie était sa petite fille et qu'en tant que telle, il lui léguait une partie intéressante de sa fortune. Elle m'a demandé de venir la voir chez elle le 5 dans le cadre d'une réunion avec le notaire de la famille. J'ai demandé si Maximilian serait là, elle m'a dit qu'il était trop occupé et qu'elle gérait ça seule. Quand je suis venue chez elle, il y avait le notaire et une femme, une cyborg. Ils m'ont remis ce document et m'ont dit qu'ils me contacteraient <text:s/>d'ici la fin du mois afin de procéder au versement du legs» </text:p>
      <text:p text:style-name="P8">Elle montre le document <text:s/>mais il faut la convaincre qu'il est probablement faux et que vous êtes vous mêmes dignes de confiance pour qu'elle vous laisse l'emporter.</text:p>
      <text:p text:style-name="P8">Si vous lui demandez si, effectivement, Aurélie est bien la fille de Selznick elle rougit et se met à bafouiller qu'elle ne sait pas, qu'elle fréquentait plusieurs hommes à l'époque mais qu'elle le croit.</text:p>
      <text:p text:style-name="P8"/>
      <text:p text:style-name="P8">La passerelle dont est tombé Selznick</text:p>
      <text:p text:style-name="P8">Un examen rapide permet de trouver très facilement l'endroit précis d'où est tombé Selznick, la rampe de sécurité est enfoncée vers l'extérieur et des traces de griffures en ont arraché la peinture comme si Selznick avait tenté de s'agripper a plusieurs reprises. Le nombreuses traces laissées dans la poussière juste en dessous sont autant de témoins qu'une lutte au eu lieu. Juste à cet endroit est posé par terre un papier plié en quatre mais qui s'est déplié et maintenu au sol par une pierre. Ce papier est en fait une lettre d'adieux.</text:p>
      <text:p text:style-name="P8"/>
      <text:p text:style-name="P8">Ce que dit la lettre d'adieux. (en substance)</text:p>
      <text:p text:style-name="P8">« J'ai pris conscience de l'épouvantable impureté qui m'habite, je suis depuis toujours littéralement obsédé par le sexe. Il me faut toutes les femmes que je vois. C'est une véritable maladie mentale. Je m'en veux tellement. J'ai violé <text:soft-page-break/>plusieurs femmes et pas que des femmes d'ailleurs et je sème le malheur autour de moi. Il n'y a qu'une seule façon de mettre fin à cette souffrance, je le fais pour le bonheur de tous ceux que j'aime. Puissiez-vous me pardonner. Adieu – Maximilian Selznick»</text:p>
      <text:p text:style-name="P8"/>
      <text:p text:style-name="P8">Alexandra Selznick</text:p>
      <text:p text:style-name="P8">1pt) Elle est bouleversée par la mort de son mari et revêt immédiatement un manteau pour foncer à la morgue sans cesser de répéter « mon dieu, faites que ce soit une erreur » en serrant les dents nerveusement, elle semble prise d'effroyables spasmes d'angoisse, sa figure passe du rouge au blanc toutes les minutes et elle est régulièrement sur le point de s'évanouir. Si vous la suivez jusqu'à la morgue, une fois confrontée au cadavre elle est victime de crises de larmes, perd son souffle et tombe littéralement au sol, dépourvue de toute force, elle est également prise de hauts le cœur. les infirmiers décident immédiatement de la prendre en charge, l'installent dans une pièce équipée d'un lit, ferment la porte et vous demandent de la laisser se reposer,</text:p>
      <text:p text:style-name="P8">2° pt) Lorsque vous tentez de reprendre contact avec elle, elle est enfermée chez elle et refuse d'ouvrir. Une femme, Zona G vient vous voir au portail pour vous signifier qu'elle n'est plus en état de voir personne et que cela durera probablement très longtemps. La femme étant une augmentée (supérieure en force à chaque membre de votre groupe), elle fait une démonstration agressive de ses talents martiaux et il s'en faut de peu qu'elle vous rompe le cou. Vous apercevez Alexandra au premier étage de sa luxueuse maison, debout, quasi nue, immobile, couverte de sang et visiblement hagarde. </text:p>
      <text:p text:style-name="P8"/>
      <text:p text:style-name="P8">Obtenir un mandat (1pt pour chaque visite au juge-constable Mortimer 4ecs4)</text:p>
      <text:p text:style-name="P8">D'après lui, il est à priori impossible d'obtenir un mandat quelconque pour pénétrer dans la propriété car celle ci semble sécurisée diplomatiquement par une méga-corporation souhaitant ne pas révéler son nom (zone appartenant au territoire de [pays]).</text:p>
      <text:p text:style-name="P8">Si néanmoins vous parvenez à fournir au juge-constable + de deux indices une requête fédérale fera techniquement d'Alexandra la prisonnière de sa propre maison et un transport de troupes d'intervention d'élite ainsi qu'un hélicoptère monté sur six pattes articulées s'installeront devant sa maison bientôt rejoints par une vingtaine de journalistes.</text:p>
      <text:p text:style-name="P8"/>
      <text:p text:style-name="P8">3° pt) Si vous parvenez soit en battant physiquement Zona G (celle ci se débrouillant pour ne pas mourir néanmoins) soit en lui piratant le cerveau, à passer ce barrage vous rencontrez Alexandra Selznick pour la troisième fois. Son regard semble vide, elle parle d'une voix atone.</text:p>
      <text:p text:style-name="P8">« Je suis désolée mais je suis actuellement sous traitement médical, des implants contrôlant mes centre cérébraux émotionnels se sont avérés défaillants. Je puis néanmoins répondre à quelques questions).</text:p>
      <text:list xml:id="list5254949295975929811" text:style-name="L8">
        <text:list-item>
          <text:p text:style-name="P12">Les implants ne sont pas là pour contenir les émotions d'Alexandra mais pour les miner et les stocker dans des cartouches. Elle est bien néanmoins la requérante de cette situation, son objectif étant de faire transférer ces cartouches vers un corps cloné stocké dans un avion qui l'attend au spatioport, corps cloné dans lequel elle pense pouvoir renaître (religion emotanker)</text:p>
        </text:list-item>
        <text:list-item>
          <text:p text:style-name="P12"><text:soft-page-break/>Alexandra incrimine la mégacorporation Nosomi-Baicent qui installe des réseaux notamment dans les banques. Selon elle, des I.A. Malicieuses utilisant ces réseaux font enfler les taux d’intérêts sur toutes les transactions boursières qui passent par ces tuyaux en dialoguant secrètement avec les I.A. sur le Marché des Changes. Les bénéfices ainsi générés étant prélevés en toute transparence par Nosomi-Baicent. </text:p>
          <text:p text:style-name="P12">Son époux était le rapporteur d'une commission pilotée par l'agence de notation Miyuko qui soupçonnait quelque chose, il devait délivrer une étude sur ce sujet et était parvenu à des conclusions portant un préjudice dangereux pour la mégacorpo.</text:p>
        </text:list-item>
        <text:list-item>
          <text:p text:style-name="P12">Alexandra se voit graduellement rejointe par de nombreux cyborgs militaires qui installent dans sa maison une véritable armée de plus en plus imposante. Le juge-constable Mortimer 4ecs4, inquiet, vous contacte pour en apprendre davantage vous renseignant au passage sur les forces d'intervention installées dehors qui réagissent en renforçant leurs rngs en prévision d'une attaque.</text:p>
        </text:list-item>
      </text:list>
      <text:p text:style-name="P8"/>
      <text:p text:style-name="P8"/>
      <text:p text:style-name="P8">Zona G</text:p>
      <text:p text:style-name="P8">La mercenaire cyborg faisait auparavant partie d'un programme d'élite ayant notamment escorté le grand prêtre Emotanker lors des percées qu'il faisait [en Afrique] avec les victimes civiles que l'on sait. Zona G n'était pas l'une des meilleures mais son dévouement pour le pontife était tel que celui-ci l'ordonna prêtre. Quand elle se retrouva sur le marché de l'emploi, Alexandra, fidèle à sa religion, se fit un devoir de l'embaucher soi-disant comme garde du corps. Mais Zona G obéissait d'abord à son ordre. Et celui-ci lui demanda de mettre à profit les ressources dont disposaient les Selznick pour développer les cartouches de containement émotionnel, ce qu'elle fit. Mais Maximilian ne toléra pas cela longtemps et envisagea de divorcer. Zona G et Alexandra menèrent une enquête sur lui et découvrirent cette histoire de potentielle fille cachée. Alexandra imagina un plan parfait mais sa confiance en Zona G était mal placée. Celle-ci foira les parties du plan dont elle avait la charg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an-philippe huuet</meta:initial-creator>
    <meta:creation-date>2019-06-09T12:34:23.08</meta:creation-date>
    <dc:date>2019-06-09T18:07:32.56</dc:date>
    <dc:creator>jean-philippe huuet</dc:creator>
    <meta:editing-duration>PT5H33M6S</meta:editing-duration>
    <meta:editing-cycles>23</meta:editing-cycles>
    <meta:generator>OpenOffice/4.1.2$Win32 OpenOffice.org_project/412m3$Build-9782</meta:generator>
    <meta:document-statistic meta:table-count="0" meta:image-count="0" meta:object-count="0" meta:page-count="9" meta:paragraph-count="82" meta:word-count="3840" meta:character-count="22929"/>
  </office:meta>
</office:document-meta>
</file>